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Milo Nodler</text:p>
            <text:p text:style-name="P10"/>
            <text:p text:style-name="P10">Investor Coordinator</text:p>
            <text:p text:style-name="Contact_20_info">1234567890 – <text:span text:style-name="T15">wesley@fisher.info – </text:span><text:span text:style-name="T16">www.my-website.com</text:span></text:p>
            <text:p text:style-name="Contact_20_info"/>
            <text:p text:style-name="P7">Tenetur id ratione aut ut a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bd356c4-3f6a-4f7e-938d-b0d83f133076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396f86c-e920-4e6d-a3f1-8eed269ce32f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2728d52-6731-4e04-b587-400cc5a46df9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Milo Nod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